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roid Sans Devanagari" svg:font-family="'Droid Sans Devanagari'"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office:font-face-decls>
  <office:automatic-styles>
    <style:style style:name="P1" style:family="paragraph" style:parent-style-name="Standard_20__28_user_29_">
      <style:text-properties style:font-name="Liberation Serif" fo:font-weight="normal" officeooo:paragraph-rsid="000c86ea" style:font-name-asian="Tahoma1" style:font-weight-asian="normal" style:font-name-complex="Droid Sans Devanagari" style:font-weight-complex="normal"/>
    </style:style>
    <style:style style:name="P2" style:family="paragraph" style:parent-style-name="Standard_20__28_user_29_">
      <style:paragraph-properties fo:text-align="end" style:justify-single-word="false"/>
      <style:text-properties officeooo:paragraph-rsid="000c86ea"/>
    </style:style>
    <style:style style:name="P3" style:family="paragraph" style:parent-style-name="Standard_20__28_user_29_">
      <style:text-properties fo:font-weight="bold" officeooo:rsid="000ef1c1" officeooo:paragraph-rsid="000c86ea" style:font-weight-asian="bold" style:font-weight-complex="bold"/>
    </style:style>
    <style:style style:name="P4" style:family="paragraph" style:parent-style-name="Standard_20__28_user_29_">
      <style:text-properties fo:font-weight="bold" officeooo:paragraph-rsid="000c86ea" style:font-weight-asian="bold" style:font-weight-complex="bold"/>
    </style:style>
    <style:style style:name="P5" style:family="paragraph" style:parent-style-name="Standard_20__28_user_29_">
      <style:text-properties fo:font-weight="normal" officeooo:paragraph-rsid="000c86ea" style:font-weight-asian="normal" style:font-weight-complex="normal"/>
    </style:style>
    <style:style style:name="P6" style:family="paragraph" style:parent-style-name="Standard_20__28_user_29_">
      <style:text-properties fo:color="#000000" loext:opacity="100%" style:font-name="JetBrains Mono" fo:font-size="10pt" fo:font-style="normal" fo:font-weight="normal" officeooo:paragraph-rsid="000c86ea" style:font-size-asian="10pt" style:font-style-asian="normal" style:font-weight-asian="normal" style:font-weight-complex="bold"/>
    </style:style>
    <style:style style:name="P7" style:family="paragraph" style:parent-style-name="Standard_20__28_user_29_">
      <style:text-properties officeooo:paragraph-rsid="000c86ea"/>
    </style:style>
    <style:style style:name="P8" style:family="paragraph" style:parent-style-name="Standard">
      <style:text-properties fo:font-weight="bold" officeooo:paragraph-rsid="000c86ea" style:font-weight-asian="bold" style:font-weight-complex="bold"/>
    </style:style>
    <style:style style:name="P9" style:family="paragraph" style:parent-style-name="Standard">
      <loext:graphic-properties draw:fill="solid" draw:fill-color="#2b2b2b"/>
      <style:paragraph-properties fo:background-color="#2b2b2b" fo:padding="0cm" fo:border="none" style:shadow="none"/>
      <style:text-properties fo:font-weight="bold" officeooo:paragraph-rsid="000c86ea" style:font-weight-asian="bold" style:font-weight-complex="bold"/>
    </style:style>
    <style:style style:name="P10" style:family="paragraph" style:parent-style-name="Standard_20__28_user_29_">
      <style:text-properties fo:font-weight="bold" officeooo:paragraph-rsid="000c86ea" style:font-weight-asian="bold" style:font-weight-complex="bold"/>
    </style:style>
    <style:style style:name="P11" style:family="paragraph" style:parent-style-name="Standard_20__28_user_29_">
      <style:text-properties fo:font-weight="normal" officeooo:paragraph-rsid="000c86ea"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bdb0d" style:font-weight-asian="bold" style:font-weight-complex="bold"/>
    </style:style>
    <style:style style:name="T3" style:family="text">
      <style:text-properties fo:font-weight="bold" officeooo:rsid="000c86ea" style:font-weight-asian="bold" style:font-weight-complex="bold"/>
    </style:style>
    <style:style style:name="T4" style:family="text">
      <style:text-properties fo:font-weight="bold" style:font-name-asian="Times New Roman1" style:font-weight-asian="bold" style:font-name-complex="Times New Roman1" style:font-weight-complex="bold"/>
    </style:style>
    <style:style style:name="T5" style:family="text">
      <style:text-properties fo:font-weight="normal" style:font-weight-asian="normal" style:font-weight-complex="normal"/>
    </style:style>
    <style:style style:name="T6" style:family="text">
      <style:text-properties fo:font-weight="normal" officeooo:rsid="000c86ea" style:font-weight-asian="normal" style:font-weight-complex="normal"/>
    </style:style>
    <style:style style:name="T7" style:family="text">
      <style:text-properties style:font-name="Liberation Serif" fo:font-weight="bold" style:font-name-asian="Tahoma1" style:font-weight-asian="bold" style:font-name-complex="Droid Sans Devanagari" style:font-weight-complex="bold"/>
    </style:style>
    <style:style style:name="T8" style:family="text">
      <style:text-properties style:font-name="Liberation Serif" fo:font-weight="normal" style:font-name-asian="Tahoma1" style:font-weight-asian="normal" style:font-name-complex="Droid Sans Devanagari" style:font-weight-complex="normal"/>
    </style:style>
    <style:style style:name="T9" style:family="text">
      <style:text-properties style:font-name="Liberation Serif" fo:font-weight="normal" officeooo:rsid="000c86ea" style:font-name-asian="Tahoma1" style:font-weight-asian="normal" style:font-name-complex="Droid Sans Devanagari" style:font-weight-complex="normal"/>
    </style:style>
    <style:style style:name="T10" style:family="text">
      <style:text-properties fo:color="#cc7832" loext:opacity="100%" style:font-name="JetBrains Mono" fo:font-size="10pt" fo:font-style="normal" fo:font-weight="normal" style:font-size-asian="10pt" style:font-style-asian="normal" style:font-weight-asian="normal"/>
    </style:style>
    <style:style style:name="T11" style:family="text">
      <style:text-properties fo:color="#a9b7c6" loext:opacity="100%" style:font-name="JetBrains Mono" fo:font-size="10pt" fo:font-style="normal" fo:font-weight="normal" style:font-size-asian="10pt" style:font-style-asian="normal" style:font-weight-asian="normal"/>
    </style:style>
    <style:style style:name="T12" style:family="text">
      <style:text-properties fo:color="#8888c6" loext:opacity="100%" style:font-name="JetBrains Mono" fo:font-size="10pt" fo:font-style="normal" fo:font-weight="normal" style:font-size-asian="10pt" style:font-style-asian="normal" style:font-weight-asian="normal"/>
    </style:style>
    <style:style style:name="T13" style:family="text">
      <style:text-properties fo:color="#6a8759" loext:opacity="100%" style:font-name="JetBrains Mono" fo:font-size="10pt" fo:font-style="normal" fo:font-weight="normal" style:font-size-asian="10pt" style:font-style-asian="normal" style:font-weight-asian="normal"/>
    </style:style>
    <style:style style:name="T14" style:family="text">
      <style:text-properties fo:color="#808080" loext:opacity="100%" style:font-name="JetBrains Mono" fo:font-size="10pt" fo:font-style="normal" fo:font-weight="normal" style:font-size-asian="10pt"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Студент группы ИС-22 Енгибарян М.В.</text:p>
      <text:p text:style-name="P7"><text:span text:style-name="T1">Практическое занятие </text:span><text:span text:style-name="T4">№</text:span><text:span text:style-name="T1"> </text:span><text:span text:style-name="T2">1</text:span><text:span text:style-name="T3">5</text:span></text:p>
      <text:p text:style-name="P4"/>
      <text:p text:style-name="P7"><text:span text:style-name="T1">Тема:</text:span><text:span text:style-name="T5"> составление программ для работы с базами данных в IDE PyCharm Community.</text:span></text:p>
      <text:p text:style-name="P5"/>
      <text:p text:style-name="P7"><text:span text:style-name="T7">Цель: </text:span><text:span text:style-name="T8">закрепить усвоенные знания, понятия, алгоритмы, основные принципы составления программ, работы с БД в IDE PyCharm Community.</text:span></text:p>
      <text:p text:style-name="P1"/>
      <text:p text:style-name="P3">Задача 1.</text:p>
      <text:p text:style-name="P3"/>
      <text:p text:style-name="P4">Постановка задачи: </text:p>
      <text:p text:style-name="P6">Приложение ПРОМЫШЛЕННОСТЬ для автоматизированного учета информации о промышленных предприятиях республики. БД содержит таблицу Предприятия, имеющую следующую структуру записи: Код предприятия, Наименование предприятия, Физический адрес, Филиалы (количество филиалов), Общая числ. персонала, Общая стоим. оборудования, Объем выпускаемой продукции, Дата регистрации.</text:p>
      <text:p text:style-name="P6"/>
      <text:p text:style-name="P4">Текст программы:</text:p>
      <text:p text:style-name="P4"/>
      <text:p text:style-name="P9"><text:span text:style-name="T10">import </text:span><text:span text:style-name="T11">sqlite3 </text:span><text:span text:style-name="T10">as </text:span><text:span text:style-name="T11">sq</text:span><text:line-break/><text:span text:style-name="T10">from </text:span><text:span text:style-name="T11">data_prom </text:span><text:span text:style-name="T10">import </text:span><text:span text:style-name="T11">info_prom</text:span><text:line-break/><text:line-break/><text:span text:style-name="T10">with </text:span><text:span text:style-name="T11">sq.connect(</text:span><text:span text:style-name="T13">'promishlenost.db'</text:span><text:span text:style-name="T11">) </text:span><text:span text:style-name="T10">as </text:span><text:span text:style-name="T11">con:</text:span><text:line-break/><text:span text:style-name="T11"> <text:s text:c="3"/>cur = con.cursor()</text:span><text:line-break/><text:line-break/><text:span text:style-name="T11"> <text:s text:c="3"/></text:span><text:span text:style-name="T14">#cur.execute("DROP TABLE IF EXISTS predpriyatia")</text:span><text:line-break/><text:line-break/><text:span text:style-name="T14"> <text:s text:c="3"/></text:span><text:span text:style-name="T11">cur.execute(</text:span><text:span text:style-name="T13">"""CREATE TABLE IF NOT EXISTS predpriyatia(</text:span><text:line-break/><text:span text:style-name="T13"> <text:s text:c="3"/>kod_predpriatia INTEGER PRIMARY KEY AUTOINCREMENT,</text:span><text:line-break/><text:span text:style-name="T13"> <text:s text:c="3"/>name_predpiatia TEXT NOT NULL,</text:span><text:line-break/><text:span text:style-name="T13"> <text:s text:c="3"/>fiz_adres TEXT NOT NULL,</text:span><text:line-break/><text:span text:style-name="T13"> <text:s text:c="3"/>filials INTEGER,</text:span><text:line-break/><text:span text:style-name="T13"> <text:s text:c="3"/>obsh_chisl_personala INTEGER,</text:span><text:line-break/><text:span text:style-name="T13"> <text:s text:c="3"/>obsh_stoim_oborud INTEGER,</text:span><text:line-break/><text:span text:style-name="T13"> <text:s text:c="3"/>v_vipysk_prod INTEGER,</text:span><text:line-break/><text:span text:style-name="T13"> <text:s text:c="3"/>data_registr INTEGER</text:span><text:line-break/><text:span text:style-name="T13"> <text:s text:c="3"/>)"""</text:span><text:span text:style-name="T11">)</text:span><text:line-break/><text:line-break/><text:span text:style-name="T10">with </text:span><text:span text:style-name="T11">sq.connect(</text:span><text:span text:style-name="T13">'promishlenost.db'</text:span><text:span text:style-name="T11">) </text:span><text:span text:style-name="T10">as </text:span><text:span text:style-name="T11">con:</text:span><text:line-break/><text:span text:style-name="T11"> cur = con.cursor()</text:span><text:line-break/><text:span text:style-name="T11">cur.execute(</text:span><text:span text:style-name="T13">"SELECT * FROM predpriyatia"</text:span><text:span text:style-name="T11">)</text:span><text:line-break/><text:span text:style-name="T11">result = cur.fetchall()</text:span><text:line-break/><text:span text:style-name="T12">print</text:span><text:span text:style-name="T11">(result)</text:span><text:line-break/><text:line-break/><text:span text:style-name="T10">with </text:span><text:span text:style-name="T11">sq.connect(</text:span><text:span text:style-name="T13">'promishlenost.db'</text:span><text:span text:style-name="T11">) </text:span><text:span text:style-name="T10">as </text:span><text:span text:style-name="T11">con:</text:span><text:line-break/><text:span text:style-name="T11"> cur = con.cursor()</text:span><text:line-break/><text:span text:style-name="T11"> cur.execute(</text:span><text:span text:style-name="T13">"SELECT * FROM predpriyatia WHERE filials &lt; 6 AND obsh_chisl_personala &gt; 40"</text:span><text:span text:style-name="T11">)</text:span><text:line-break/><text:span text:style-name="T11"> result = cur.fetchall()</text:span><text:line-break/><text:span text:style-name="T11"> </text:span><text:span text:style-name="T12">print</text:span><text:span text:style-name="T11">(result)</text:span><text:line-break/><text:line-break/><text:span text:style-name="T10">with </text:span><text:span text:style-name="T11">sq.connect(</text:span><text:span text:style-name="T13">'promishlenost.db'</text:span><text:span text:style-name="T11">) </text:span><text:span text:style-name="T10">as </text:span><text:span text:style-name="T11">con:</text:span><text:line-break/><text:span text:style-name="T11"> cur = con.cursor()</text:span><text:line-break/><text:span text:style-name="T11"> cur.execute(</text:span><text:span text:style-name="T13">"SELECT * FROM predpriyatia WHERE filials IN(3, 6) OR obsh_stoim_oborud &gt; 1000000"</text:span><text:span text:style-name="T11">)</text:span><text:line-break/><text:soft-page-break/><text:span text:style-name="T11"> result = cur.fetchall()</text:span><text:line-break/><text:span text:style-name="T11"> </text:span><text:span text:style-name="T12">print</text:span><text:span text:style-name="T11">(result)</text:span><text:line-break/><text:line-break/><text:span text:style-name="T11"> </text:span><text:span text:style-name="T10">with </text:span><text:span text:style-name="T11">sq.connect(</text:span><text:span text:style-name="T13">'promishlenost.db'</text:span><text:span text:style-name="T11">) </text:span><text:span text:style-name="T10">as </text:span><text:span text:style-name="T11">con:</text:span><text:line-break/><text:span text:style-name="T11"> <text:s/>cur = con.cursor()</text:span><text:line-break/><text:span text:style-name="T11"> cur.execute(</text:span><text:span text:style-name="T13">"UPDATE predpriyatia SET obsh_stoim_oborud = obsh_stoim_oborud + 50000 WHERE filials = 2"</text:span><text:span text:style-name="T11">)</text:span><text:line-break/><text:span text:style-name="T11">result = cur.fetchall()</text:span><text:line-break/><text:span text:style-name="T12">print</text:span><text:span text:style-name="T11">(result)</text:span><text:line-break/><text:line-break/><text:span text:style-name="T10">with </text:span><text:span text:style-name="T11">sq.connect(</text:span><text:span text:style-name="T13">'promishlenost.db'</text:span><text:span text:style-name="T11">) </text:span><text:span text:style-name="T10">as </text:span><text:span text:style-name="T11">con:</text:span><text:line-break/><text:span text:style-name="T11"> cur = con.cursor()</text:span><text:line-break/><text:span text:style-name="T11"> cur.execute(</text:span><text:span text:style-name="T13">"UPDATE predpriyatia SET v_vipysk_prod = 154000 WHERE name_predpiatia LIKE 'Евросеть'"</text:span><text:span text:style-name="T11">)</text:span><text:line-break/><text:span text:style-name="T11">result = cur.fetchall()</text:span><text:line-break/><text:span text:style-name="T12">print</text:span><text:span text:style-name="T11">(result)</text:span><text:line-break/><text:line-break/><text:span text:style-name="T10">with </text:span><text:span text:style-name="T11">sq.connect(</text:span><text:span text:style-name="T13">'promishlenost.db'</text:span><text:span text:style-name="T11">) </text:span><text:span text:style-name="T10">as </text:span><text:span text:style-name="T11">con:</text:span><text:line-break/><text:span text:style-name="T11"> cur = con.cursor()</text:span><text:line-break/><text:span text:style-name="T11"> cur.execute(</text:span><text:span text:style-name="T13">"UPDATE predpriyatia SET obsh_chisl_personala = obsh_chisl_personala + 10 WHERE name_predpiatia LIKE 'Р%'"</text:span><text:span text:style-name="T11">)</text:span><text:line-break/><text:span text:style-name="T11">result = cur.fetchall()</text:span><text:line-break/><text:span text:style-name="T12">print</text:span><text:span text:style-name="T11">(result)</text:span><text:line-break/><text:line-break/><text:span text:style-name="T10">with </text:span><text:span text:style-name="T11">sq.connect(</text:span><text:span text:style-name="T13">'promishlenost.db'</text:span><text:span text:style-name="T11">) </text:span><text:span text:style-name="T10">as </text:span><text:span text:style-name="T11">con:</text:span><text:line-break/><text:span text:style-name="T11"> cur = con.cursor()</text:span><text:line-break/><text:span text:style-name="T11"> cur.execute(</text:span><text:span text:style-name="T13">"DELETE FROM predpriyatia WHERE filials = 5"</text:span><text:span text:style-name="T11">)</text:span><text:line-break/><text:span text:style-name="T11">result = cur.fetchall()</text:span><text:line-break/><text:span text:style-name="T12">print</text:span><text:span text:style-name="T11">(result)</text:span><text:line-break/><text:line-break/><text:span text:style-name="T10">with </text:span><text:span text:style-name="T11">sq.connect(</text:span><text:span text:style-name="T13">'promishlenost.db'</text:span><text:span text:style-name="T11">) </text:span><text:span text:style-name="T10">as </text:span><text:span text:style-name="T11">con:</text:span><text:line-break/><text:span text:style-name="T11"> cur = con.cursor()</text:span><text:line-break/><text:span text:style-name="T11"> cur.execute(</text:span><text:span text:style-name="T13">"DELETE FROM predpriyatia WHERE kod_predpriatia = 9"</text:span><text:span text:style-name="T11">)</text:span><text:line-break/><text:span text:style-name="T11">result = cur.fetchall()</text:span><text:line-break/><text:span text:style-name="T12">print</text:span><text:span text:style-name="T11">(result)</text:span><text:line-break/><text:line-break/><text:span text:style-name="T10">with </text:span><text:span text:style-name="T11">sq.connect(</text:span><text:span text:style-name="T13">'promishlenost.db'</text:span><text:span text:style-name="T11">) </text:span><text:span text:style-name="T10">as </text:span><text:span text:style-name="T11">con:</text:span><text:line-break/><text:span text:style-name="T11"> cur = con.cursor()</text:span><text:line-break/><text:span text:style-name="T11"> cur.execute(</text:span><text:span text:style-name="T13">"DELETE FROM predpriyatia WHERE obsh_chisl_personala &gt; 54"</text:span><text:span text:style-name="T11">)</text:span><text:line-break/><text:span text:style-name="T11">result = cur.fetchall()</text:span><text:line-break/><text:span text:style-name="T12">print</text:span><text:span text:style-name="T11">(result)</text:span></text:p>
      <text:p text:style-name="P8"/>
      <text:p text:style-name="P4"/>
      <text:p text:style-name="P4">Протокол работы программы:</text:p>
      <text:p text:style-name="P5"/>
      <text:p text:style-name="P5">/usr/bin/python3.9 /home/student/Документы/PycharmProjects/IS-22/Engibaryan/PZ-15/15.py </text:p>
      <text:p text:style-name="P5">[(1, 'ДонГаз', 'ул. Королева 13', 2, 40, 65472, 100000, 111222), (2, 'УГМК', 'ул. Мира 22', 4, 30, 65472, 1035000, 240516), (3, 'Евросеть', 'ул. Центральная 75', 3, 25, 65472, 154000, 220820), (4, 'Еврохим', 'ул. Советская 43', 6, 20, 65472, 1048500, 250318), (7, 'ДонЭнерго', 'ул. Победы 9', 8, 47, 65472, 9340000, 260213), (10, 'АвтоДор', 'ул. Тверская 50', 1, 26, 65472, 82000, 280411)]</text:p>
      <text:p text:style-name="P5">[]</text:p>
      <text:p text:style-name="P5">[(3, 'Евросеть', 'ул. Центральная 75', 3, 25, 65472, 154000, 220820), (4, 'Еврохим', 'ул. Советская 43', 6, 20, 65472, 1048500, 250318)]</text:p>
      <text:p text:style-name="P5"><text:soft-page-break/>[]</text:p>
      <text:p text:style-name="P5">[]</text:p>
      <text:p text:style-name="P5">[]</text:p>
      <text:p text:style-name="P5">[]</text:p>
      <text:p text:style-name="P5">[]</text:p>
      <text:p text:style-name="P5">[]</text:p>
      <text:p text:style-name="P5"/>
      <text:p text:style-name="P5">Process finished with exit code 0</text:p>
      <text:p text:style-name="P4"/>
      <text:p text:style-name="P4">Вывод: <text:s/><text:span text:style-name="T6">я </text:span><text:span text:style-name="T8">закрепи</text:span><text:span text:style-name="T9">ла</text:span><text:span text:style-name="T8"> усвоенные знания, понятия, алгоритмы, основные принципы составления программ, работы с БД в IDE PyCharm Community.</text:span></text:p>
      <text:p text:style-name="P1">Выполнены разработка кода, отладка, тестирование, оптимизация программного кода.</text:p>
      <text:p text:style-name="P1">Готовые программные коды выложены на GitHu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roid Sans Devanagari" svg:font-family="'Droid Sans Devanagari'"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ru" fo:country="RU" style:letter-kerning="true" style:font-name-asian="Verdana" style:font-size-asian="10.5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ru" fo:country="RU" style:letter-kerning="true" style:font-name-asian="Verdana" style:font-size-asian="10.5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1" style:font-family-asian="Tahoma"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Verdana" style:font-family-asian="Verdana"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size-asian="12pt"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 style:font-family-complex="Tahoma"/>
    </style:style>
    <style:style style:name="Standard_20__28_user_29_" style:display-name="Standard (user)" style:family="paragraph">
      <style:paragraph-properties fo:margin-top="0cm" fo:margin-bottom="0cm" style:contextual-spacing="false" fo:line-height="100%" fo:text-align="start" style:justify-single-word="false" fo:orphans="0" fo:widows="0" fo:hyphenation-ladder-count="no-limit" style:writing-mode="lr-tb"/>
      <style:text-properties style:font-name="Times New Roman" fo:font-family="'Times New Roman'" style:font-family-generic="roman" style:font-pitch="variable" fo:font-size="12pt" style:letter-kerning="true" style:font-name-asian="Verdana" style:font-family-asian="Verdana" style:font-family-generic-asian="system" style:font-pitch-asian="variable" style:font-size-asian="12pt" style:font-name-complex="Tahoma1" style:font-family-complex="Tahoma" style:font-family-generic-complex="system" style:font-pitch-complex="variable" style:font-size-complex="12pt" fo:hyphenate="false" fo:hyphenation-remain-char-count="2" fo:hyphenation-push-char-count="2" loext:hyphenation-no-caps="false"/>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Anton Boyarshinov</meta:initial-creator>
    <meta:creation-date>2008-09-02T15:39:21</meta:creation-date>
    <dc:date>2024-04-06T12:14:34.608988264</dc:date>
    <meta:editing-cycles>4</meta:editing-cycles>
    <meta:editing-duration>PT16M22S</meta:editing-duration>
    <meta:document-statistic meta:table-count="0" meta:image-count="0" meta:object-count="0" meta:page-count="3" meta:paragraph-count="24" meta:word-count="444" meta:character-count="3811" meta:non-whitespace-character-count="3305"/>
    <meta:user-defined meta:name="Поле 1"/>
    <meta:user-defined meta:name="Поле 2"/>
    <meta:user-defined meta:name="Поле 3"/>
    <meta:user-defined meta:name="Поле 4"/>
  </office:meta>
</office:document-meta>
</file>